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1.774780631" calcext:value-type="float">
            <text:p>1,774780631</text:p>
          </table:table-cell>
          <table:table-cell office:value-type="float" office:value="0.4182905853" calcext:value-type="float">
            <text:p>0,4182905853</text:p>
          </table:table-cell>
          <table:table-cell office:value-type="float" office:value="0.007807920687" calcext:value-type="float">
            <text:p>0,0078079207</text:p>
          </table:table-cell>
          <table:table-cell office:value-type="float" office:value="0.0008416622877" calcext:value-type="float">
            <text:p>0,000841662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0246" calcext:value-type="float">
            <text:p>70246</text:p>
          </table:table-cell>
          <table:table-cell office:value-type="float" office:value="1.64598465" calcext:value-type="float">
            <text:p>1,64598465</text:p>
          </table:table-cell>
          <table:table-cell office:value-type="float" office:value="0.4490588307" calcext:value-type="float">
            <text:p>0,4490588307</text:p>
          </table:table-cell>
          <table:table-cell office:value-type="float" office:value="0.001773526426" calcext:value-type="float">
            <text:p>0,0017735264</text:p>
          </table:table-cell>
          <table:table-cell office:value-type="float" office:value="0.0002107879845" calcext:value-type="float">
            <text:p>0,00021078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970" calcext:value-type="float">
            <text:p>70970</text:p>
          </table:table-cell>
          <table:table-cell office:value-type="float" office:value="2.496032" calcext:value-type="float">
            <text:p>2,496032</text:p>
          </table:table-cell>
          <table:table-cell office:value-type="float" office:value="0.3325312734" calcext:value-type="float">
            <text:p>0,3325312734</text:p>
          </table:table-cell>
          <table:table-cell office:value-type="float" office:value="0.0009208566626" calcext:value-type="float">
            <text:p>0,0009208567</text:p>
          </table:table-cell>
          <table:table-cell table:style-name="ce1" office:value-type="float" office:value="0.00006474773545" calcext:value-type="float">
            <text:p>6,47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1362" calcext:value-type="float">
            <text:p>71362</text:p>
          </table:table-cell>
          <table:table-cell office:value-type="float" office:value="1.487129807" calcext:value-type="float">
            <text:p>1,487129807</text:p>
          </table:table-cell>
          <table:table-cell office:value-type="float" office:value="0.4694113433" calcext:value-type="float">
            <text:p>0,4694113433</text:p>
          </table:table-cell>
          <table:table-cell office:value-type="float" office:value="0.0009229448624" calcext:value-type="float">
            <text:p>0,0009229449</text:p>
          </table:table-cell>
          <table:table-cell table:style-name="ce1" office:value-type="float" office:value="0.00007870072295" calcext:value-type="float">
            <text:p>7,87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1802" calcext:value-type="float">
            <text:p>71802</text:p>
          </table:table-cell>
          <table:table-cell office:value-type="float" office:value="1.676237822" calcext:value-type="float">
            <text:p>1,676237822</text:p>
          </table:table-cell>
          <table:table-cell office:value-type="float" office:value="0.4557801187" calcext:value-type="float">
            <text:p>0,4557801187</text:p>
          </table:table-cell>
          <table:table-cell office:value-type="float" office:value="0.000618644699" calcext:value-type="float">
            <text:p>0,0006186447</text:p>
          </table:table-cell>
          <table:table-cell table:style-name="ce1" office:value-type="float" office:value="0.00007110858132" calcext:value-type="float">
            <text:p>7,11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2085" calcext:value-type="float">
            <text:p>72085</text:p>
          </table:table-cell>
          <table:table-cell office:value-type="float" office:value="1.228241563" calcext:value-type="float">
            <text:p>1,228241563</text:p>
          </table:table-cell>
          <table:table-cell office:value-type="float" office:value="0.543138206" calcext:value-type="float">
            <text:p>0,543138206</text:p>
          </table:table-cell>
          <table:table-cell office:value-type="float" office:value="0.0005453759804" calcext:value-type="float">
            <text:p>0,000545376</text:p>
          </table:table-cell>
          <table:table-cell table:style-name="ce1" office:value-type="float" office:value="0.00001416561008" calcext:value-type="float">
            <text:p>1,42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2262" calcext:value-type="float">
            <text:p>72262</text:p>
          </table:table-cell>
          <table:table-cell office:value-type="float" office:value="1.214410901" calcext:value-type="float">
            <text:p>1,214410901</text:p>
          </table:table-cell>
          <table:table-cell office:value-type="float" office:value="0.5834285617" calcext:value-type="float">
            <text:p>0,5834285617</text:p>
          </table:table-cell>
          <table:table-cell office:value-type="float" office:value="0.000367434026" calcext:value-type="float">
            <text:p>0,000367434</text:p>
          </table:table-cell>
          <table:table-cell table:style-name="ce1" office:value-type="float" office:value="0.00001413207883" calcext:value-type="float">
            <text:p>1,41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2408" calcext:value-type="float">
            <text:p>72408</text:p>
          </table:table-cell>
          <table:table-cell office:value-type="float" office:value="1.224490881" calcext:value-type="float">
            <text:p>1,224490881</text:p>
          </table:table-cell>
          <table:table-cell office:value-type="float" office:value="0.5281006694" calcext:value-type="float">
            <text:p>0,5281006694</text:p>
          </table:table-cell>
          <table:table-cell office:value-type="float" office:value="0.000317350612" calcext:value-type="float">
            <text:p>0,0003173506</text:p>
          </table:table-cell>
          <table:table-cell table:style-name="ce1" office:value-type="float" office:value="0.00002115670759" calcext:value-type="float">
            <text:p>2,12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2545" calcext:value-type="float">
            <text:p>72545</text:p>
          </table:table-cell>
          <table:table-cell office:value-type="float" office:value="1.232974291" calcext:value-type="float">
            <text:p>1,232974291</text:p>
          </table:table-cell>
          <table:table-cell office:value-type="float" office:value="0.5085902214" calcext:value-type="float">
            <text:p>0,5085902214</text:p>
          </table:table-cell>
          <table:table-cell office:value-type="float" office:value="0.0003308344749" calcext:value-type="float">
            <text:p>0,0003308345</text:p>
          </table:table-cell>
          <table:table-cell table:style-name="ce1" office:value-type="float" office:value="0.00001407806303" calcext:value-type="float">
            <text:p>1,41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714" calcext:value-type="float">
            <text:p>72714</text:p>
          </table:table-cell>
          <table:table-cell office:value-type="float" office:value="1.33156395" calcext:value-type="float">
            <text:p>1,33156395</text:p>
          </table:table-cell>
          <table:table-cell office:value-type="float" office:value="0.5695735216" calcext:value-type="float">
            <text:p>0,5695735216</text:p>
          </table:table-cell>
          <table:table-cell office:value-type="float" office:value="0.0003300677636" calcext:value-type="float">
            <text:p>0,0003300678</text:p>
          </table:table-cell>
          <table:table-cell table:style-name="ce1" office:value-type="float" office:value="0.00001404543673" calcext:value-type="float">
            <text:p>1,40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5311846496" calcext:value-type="float">
            <text:p>1,5311846496</text:p>
          </table:table-cell>
          <table:table-cell table:formula="of:=AVERAGE([.D2:.D11])" office:value-type="float" office:value="0.48579033315" calcext:value-type="float">
            <text:p>0,4857903332</text:p>
          </table:table-cell>
          <table:table-cell table:formula="of:=AVERAGE([.E2:.E11])" office:value-type="float" office:value="0.00139349561939" calcext:value-type="float">
            <text:p>0,0013934956</text:p>
          </table:table-cell>
          <table:table-cell table:formula="of:=AVERAGE([.F2:.F11])" office:value-type="float" office:value="0.000134458520818" calcext:value-type="float">
            <text:p>0,000134458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4T10:40:01.269337377</dc:date>
    <meta:document-statistic meta:table-count="1" meta:cell-count="70" meta:object-count="0"/>
    <meta:generator>LibreOffice/4.1.4.2$Linux_X86_64 LibreOffice_project/410m0$Build-2</meta:generator>
  </office:meta>
</office:document-meta>
</file>